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47c6"/>
    </style:style>
    <style:style style:name="P2" style:family="paragraph" style:parent-style-name="Standard">
      <style:text-properties officeooo:paragraph-rsid="000fa820"/>
    </style:style>
    <style:style style:name="T1" style:family="text">
      <style:text-properties fo:language="es" fo:country="VE" style:font-name-asian="F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9) <text:s text:c="9"/></text:span><text:span text:style-name="T1"><draw:frame draw:style-name="fr1" text:anchor-type="as-char" svg:width="4.794cm" svg:height="0.55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 <text:s text:c="2"/>=&gt; <text:s text:c="3"/></text:span><text:span text:style-name="T1"><draw:frame draw:style-name="fr1" draw:name="Object1" text:anchor-type="as-char" svg:width="3.463cm" svg:height="0.52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"><text:span text:style-name="T1">PE = (0,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2:29:32.713470953</meta:creation-date>
    <dc:date>2020-02-02T12:29:54.835196927</dc:date>
    <meta:editing-duration>PT21S</meta:editing-duration>
    <meta:editing-cycles>2</meta:editing-cycles>
    <meta:generator>LibreOffice/5.1.6.2$Linux_X86_64 LibreOffice_project/10m0$Build-2</meta:generator>
    <meta:document-statistic meta:table-count="0" meta:image-count="0" meta:object-count="2" meta:page-count="1" meta:paragraph-count="2" meta:word-count="5" meta:character-count="31" meta:non-whitespace-character-count="12"/>
  </office:meta>
</office:document-meta>
</file>

<file path=Object 1/content.xml><?xml version="1.0" encoding="utf-8"?>
<math xmlns="http://www.w3.org/1998/Math/MathML" display="block">
  <semantics>
    <mrow>
      <mrow>
        <mi>X</mi>
        <mrow>
          <mrow>
            <mo fence="true" stretchy="true">(</mo>
            <mrow>
              <mi>t</mi>
            </mrow>
            <mo fence="true" stretchy="true">)</mo>
          </mrow>
          <mo stretchy="false">=</mo>
          <mn>2</mn>
        </mrow>
        <mi>X</mi>
        <mn>8</mn>
        <mi>t</mi>
        <mn>.1</mn>
      </mrow>
      <mrow>
        <mrow>
          <mrow/>
          <mo stretchy="false">−</mo>
          <msup>
            <mi>X</mi>
            <mn>2</mn>
          </msup>
        </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</mrow>
    </mrow>
    <annotation encoding="StarMath 5.0">X left (t right ) =2X8t.1)- {X } ^ {2} (t-1)</annotation>
  </semantics>
</math>
</file>

<file path=Object 2/content.xml><?xml version="1.0" encoding="utf-8"?>
<math xmlns="http://www.w3.org/1998/Math/MathML" display="block">
  <semantics>
    <mrow>
      <mrow>
        <mi mathvariant="italic">Xeq</mi>
        <mo stretchy="false">=</mo>
        <mn>2</mn>
      </mrow>
      <mrow>
        <mi mathvariant="italic">Xeq</mi>
        <mo stretchy="false">−</mo>
        <mi mathvariant="italic">Xe</mi>
      </mrow>
      <msup>
        <mi>q</mi>
        <mn>2</mn>
      </msup>
    </mrow>
    <annotation encoding="StarMath 5.0">Xeq=2Xeq-Xe {q } ^ {2}</annotation>
  </semantics>
</math>
</file>